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1_500ms" table:style-name="ta1">
        <table:shapes>
          <draw:frame draw:z-index="0" draw:style-name="gr1" draw:text-style-name="P1" svg:width="6.2988in" svg:height="3.5429in" svg:x="3.4693in" svg:y="0.1748in">
            <draw:object draw:notify-on-update-of-ranges="motor1_500ms.A1:motor1_500ms.A1 motor1_500ms.A2:motor1_500ms.A26 motor1_500ms.B1:motor1_500ms.B1 motor1_500ms.B2:motor1_500ms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-178" calcext:value-type="float">
            <text:p>-178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658.59" calcext:value-type="float">
            <text:p>658.59</text:p>
          </table:table-cell>
          <table:table-cell office:value-type="float" office:value="14858.59" calcext:value-type="float">
            <text:p>14858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-158.17" calcext:value-type="float">
            <text:p>-158.17</text:p>
          </table:table-cell>
          <table:table-cell office:value-type="float" office:value="14041.83" calcext:value-type="float">
            <text:p>14041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688.889999999999" calcext:value-type="float">
            <text:p>688.889999999999</text:p>
          </table:table-cell>
          <table:table-cell office:value-type="float" office:value="14888.89" calcext:value-type="float">
            <text:p>14888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-106.190000000001" calcext:value-type="float">
            <text:p>-106.190000000001</text:p>
          </table:table-cell>
          <table:table-cell office:value-type="float" office:value="14093.81" calcext:value-type="float">
            <text:p>14093.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-94.2099999999991" calcext:value-type="float">
            <text:p>-94.2099999999991</text:p>
          </table:table-cell>
          <table:table-cell office:value-type="float" office:value="14105.79" calcext:value-type="float">
            <text:p>14105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-92.2199999999993" calcext:value-type="float">
            <text:p>-92.2199999999993</text:p>
          </table:table-cell>
          <table:table-cell office:value-type="float" office:value="14107.78" calcext:value-type="float">
            <text:p>14107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-84.2299999999996" calcext:value-type="float">
            <text:p>-84.2299999999996</text:p>
          </table:table-cell>
          <table:table-cell office:value-type="float" office:value="14115.77" calcext:value-type="float">
            <text:p>14115.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-56" calcext:value-type="float">
            <text:p>-56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-80.2399999999998" calcext:value-type="float">
            <text:p>-80.2399999999998</text:p>
          </table:table-cell>
          <table:table-cell office:value-type="float" office:value="14119.76" calcext:value-type="float">
            <text:p>14119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14200)" office:value-type="float" office:value="-78.2399999999998" calcext:value-type="float">
            <text:p>-78.2399999999998</text:p>
          </table:table-cell>
          <table:table-cell office:value-type="float" office:value="14121.76" calcext:value-type="float">
            <text:p>14121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14200)" office:value-type="float" office:value="-76.25" calcext:value-type="float">
            <text:p>-76.25</text:p>
          </table:table-cell>
          <table:table-cell office:value-type="float" office:value="14123.75" calcext:value-type="float">
            <text:p>14123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14200)" office:value-type="float" office:value="-72.25" calcext:value-type="float">
            <text:p>-72.25</text:p>
          </table:table-cell>
          <table:table-cell office:value-type="float" office:value="14127.75" calcext:value-type="float">
            <text:p>14127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14200)" office:value-type="float" office:value="-44" calcext:value-type="float">
            <text:p>-44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</table:table>
      <table:table table:name="motor1_250ms" table:style-name="ta1">
        <table:shapes>
          <draw:frame draw:z-index="0" draw:style-name="gr1" draw:text-style-name="P1" svg:width="6.2988in" svg:height="3.5429in" svg:x="3.5197in" svg:y="0in">
            <draw:object draw:notify-on-update-of-ranges="motor1_250ms.A1:motor1_250ms.A1 motor1_250ms.A2:motor1_250ms.A18 motor1_250ms.B1:motor1_250ms.B1 motor1_250ms.B2:motor1_250ms.B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250" calcext:value-type="float">
            <text:p>250</text:p>
          </table:table-cell>
          <table:table-cell office:value-type="float" office:value="14450" calcext:value-type="float">
            <text:p>14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65.0599999999995" calcext:value-type="float">
            <text:p>65.0599999999995</text:p>
          </table:table-cell>
          <table:table-cell office:value-type="float" office:value="14265.06" calcext:value-type="float">
            <text:p>14265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196.040000000001" calcext:value-type="float">
            <text:p>196.040000000001</text:p>
          </table:table-cell>
          <table:table-cell office:value-type="float" office:value="14396.04" calcext:value-type="float">
            <text:p>14396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31.0799999999999" calcext:value-type="float">
            <text:p>31.0799999999999</text:p>
          </table:table-cell>
          <table:table-cell office:value-type="float" office:value="14231.08" calcext:value-type="float">
            <text:p>14231.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245.540000000001" calcext:value-type="float">
            <text:p>245.540000000001</text:p>
          </table:table-cell>
          <table:table-cell office:value-type="float" office:value="14445.54" calcext:value-type="float">
            <text:p>14445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66.9300000000003" calcext:value-type="float">
            <text:p>66.9300000000003</text:p>
          </table:table-cell>
          <table:table-cell office:value-type="float" office:value="14266.93" calcext:value-type="float">
            <text:p>14266.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410" calcext:value-type="float">
            <text:p>410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90.8400000000001" calcext:value-type="float">
            <text:p>90.8400000000001</text:p>
          </table:table-cell>
          <table:table-cell office:value-type="float" office:value="14290.84" calcext:value-type="float">
            <text:p>14290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102.790000000001" calcext:value-type="float">
            <text:p>102.790000000001</text:p>
          </table:table-cell>
          <table:table-cell office:value-type="float" office:value="14302.79" calcext:value-type="float">
            <text:p>14302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577.780000000001" calcext:value-type="float">
            <text:p>577.780000000001</text:p>
          </table:table-cell>
          <table:table-cell office:value-type="float" office:value="14777.78" calcext:value-type="float">
            <text:p>14777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114.74" calcext:value-type="float">
            <text:p>114.74</text:p>
          </table:table-cell>
          <table:table-cell office:value-type="float" office:value="14314.74" calcext:value-type="float">
            <text:p>14314.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</table:table>
      <table:table table:name="motor1_100ms" table:style-name="ta1">
        <table:shapes>
          <draw:frame draw:z-index="0" draw:style-name="gr1" draw:text-style-name="P1" svg:width="6.2988in" svg:height="3.5429in" svg:x="3.5362in" svg:y="0.5303in">
            <draw:object draw:notify-on-update-of-ranges="motor1_100ms.A1:motor1_100ms.A38 motor1_100ms.B1:motor1_100ms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310" calcext:value-type="float">
            <text:p>310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64.7099999999991" calcext:value-type="float">
            <text:p>64.7099999999991</text:p>
          </table:table-cell>
          <table:table-cell office:value-type="float" office:value="14264.71" calcext:value-type="float">
            <text:p>14264.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255.450000000001" calcext:value-type="float">
            <text:p>255.450000000001</text:p>
          </table:table-cell>
          <table:table-cell office:value-type="float" office:value="14455.45" calcext:value-type="float">
            <text:p>14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324.75" calcext:value-type="float">
            <text:p>324.75</text:p>
          </table:table-cell>
          <table:table-cell office:value-type="float" office:value="14524.75" calcext:value-type="float">
            <text:p>14524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480" calcext:value-type="float">
            <text:p>480</text:p>
          </table:table-cell>
          <table:table-cell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374.26" calcext:value-type="float">
            <text:p>374.26</text:p>
          </table:table-cell>
          <table:table-cell office:value-type="float" office:value="14574.26" calcext:value-type="float">
            <text:p>14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510" calcext:value-type="float">
            <text:p>510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394.059999999999" calcext:value-type="float">
            <text:p>394.059999999999</text:p>
          </table:table-cell>
          <table:table-cell office:value-type="float" office:value="14594.06" calcext:value-type="float">
            <text:p>14594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453.459999999999" calcext:value-type="float">
            <text:p>453.459999999999</text:p>
          </table:table-cell>
          <table:table-cell office:value-type="float" office:value="14653.46" calcext:value-type="float">
            <text:p>14653.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590" calcext:value-type="float">
            <text:p>590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14200)" office:value-type="float" office:value="319.610000000001" calcext:value-type="float">
            <text:p>319.610000000001</text:p>
          </table:table-cell>
          <table:table-cell office:value-type="float" office:value="14519.61" calcext:value-type="float">
            <text:p>145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</table:table>
      <table:table table:name="motor1_50ms" table:style-name="ta1">
        <table:shapes>
          <draw:frame draw:z-index="0" draw:style-name="gr1" draw:text-style-name="P1" svg:width="6.2988in" svg:height="3.5429in" svg:x="3.528in" svg:y="0.6996in">
            <draw:object draw:notify-on-update-of-ranges="motor1_50ms.A1:motor1_50ms.A1 motor1_50ms.A2:motor1_50ms.A77 motor1_50ms.B1:motor1_50ms.B1 motor1_50ms.B2:motor1_50ms.B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47.5300000000007" calcext:value-type="float">
            <text:p>47.5300000000007</text:p>
          </table:table-cell>
          <table:table-cell office:value-type="float" office:value="14247.53" calcext:value-type="float">
            <text:p>1424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320" calcext:value-type="float">
            <text:p>320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250.98" calcext:value-type="float">
            <text:p>250.98</text:p>
          </table:table-cell>
          <table:table-cell office:value-type="float" office:value="14450.98" calcext:value-type="float">
            <text:p>14450.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349.02" calcext:value-type="float">
            <text:p>349.02</text:p>
          </table:table-cell>
          <table:table-cell office:value-type="float" office:value="14549.02" calcext:value-type="float">
            <text:p>14549.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364.360000000001" calcext:value-type="float">
            <text:p>364.360000000001</text:p>
          </table:table-cell>
          <table:table-cell office:value-type="float" office:value="14564.36" calcext:value-type="float">
            <text:p>14564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407.84" calcext:value-type="float">
            <text:p>407.84</text:p>
          </table:table-cell>
          <table:table-cell office:value-type="float" office:value="14607.84" calcext:value-type="float">
            <text:p>14607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466.67" calcext:value-type="float">
            <text:p>466.67</text:p>
          </table:table-cell>
          <table:table-cell office:value-type="float" office:value="14666.67" calcext:value-type="float">
            <text:p>14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532.67" calcext:value-type="float">
            <text:p>532.67</text:p>
          </table:table-cell>
          <table:table-cell office:value-type="float" office:value="14732.67" calcext:value-type="float">
            <text:p>14732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603.92" calcext:value-type="float">
            <text:p>603.92</text:p>
          </table:table-cell>
          <table:table-cell office:value-type="float" office:value="14803.92" calcext:value-type="float">
            <text:p>14803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710" calcext:value-type="float">
            <text:p>710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14200)" office:value-type="float" office:value="319.23" calcext:value-type="float">
            <text:p>319.23</text:p>
          </table:table-cell>
          <table:table-cell office:value-type="float" office:value="14519.23" calcext:value-type="float">
            <text:p>14519.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14200)" office:value-type="float" office:value="643.139999999999" calcext:value-type="float">
            <text:p>643.139999999999</text:p>
          </table:table-cell>
          <table:table-cell office:value-type="float" office:value="14843.14" calcext:value-type="float">
            <text:p>14843.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14200)" office:value-type="float" office:value="940" calcext:value-type="float">
            <text:p>940</text:p>
          </table:table-cell>
          <table:table-cell office:value-type="float" office:value="15140" calcext:value-type="float">
            <text:p>151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14200)" office:value-type="float" office:value="960" calcext:value-type="float">
            <text:p>960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14200)" office:value-type="float" office:value="396.15" calcext:value-type="float">
            <text:p>396.15</text:p>
          </table:table-cell>
          <table:table-cell office:value-type="float" office:value="14596.15" calcext:value-type="float">
            <text:p>1459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2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3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4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6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7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8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9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0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2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3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4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5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6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7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8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9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0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2]; -14200)" office:value-type="float" office:value="971.719999999999" calcext:value-type="float">
            <text:p>971.719999999999</text:p>
          </table:table-cell>
          <table:table-cell office:value-type="float" office:value="15171.72" calcext:value-type="float">
            <text:p>15171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3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4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6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7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</table:table>
      <table:table table:name="motor1_10ms" table:style-name="ta1">
        <table:shapes>
          <draw:frame draw:z-index="0" draw:style-name="gr1" draw:text-style-name="P1" svg:width="6.2988in" svg:height="3.5429in" svg:x="3.1925in" svg:y="0.2681in">
            <draw:object draw:notify-on-update-of-ranges="motor1_10ms.A1:motor1_10ms.A1 motor1_10ms.A2:motor1_10ms.A50 motor1_10ms.B1:motor1_10ms.B1 motor1_10ms.B2:motor1_10ms.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1214.14" calcext:value-type="float">
            <text:p>1214.14</text:p>
          </table:table-cell>
          <table:table-cell office:value-type="float" office:value="15414.14" calcext:value-type="float">
            <text:p>15414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948.51" calcext:value-type="float">
            <text:p>948.51</text:p>
          </table:table-cell>
          <table:table-cell office:value-type="float" office:value="15148.51" calcext:value-type="float">
            <text:p>15148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958.42" calcext:value-type="float">
            <text:p>958.42</text:p>
          </table:table-cell>
          <table:table-cell office:value-type="float" office:value="15158.42" calcext:value-type="float">
            <text:p>15158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1120" calcext:value-type="float">
            <text:p>1120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1130" calcext:value-type="float">
            <text:p>1130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-14200)" office:value-type="float" office:value="1325.25" calcext:value-type="float">
            <text:p>1325.25</text:p>
          </table:table-cell>
          <table:table-cell office:value-type="float" office:value="15525.25" calcext:value-type="float">
            <text:p>1552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-14200)" office:value-type="float" office:value="1017.82" calcext:value-type="float">
            <text:p>1017.82</text:p>
          </table:table-cell>
          <table:table-cell office:value-type="float" office:value="15217.82" calcext:value-type="float">
            <text:p>15217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-14200)" office:value-type="float" office:value="1335.35" calcext:value-type="float">
            <text:p>1335.35</text:p>
          </table:table-cell>
          <table:table-cell office:value-type="float" office:value="15535.35" calcext:value-type="float">
            <text:p>1553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-14200)" office:value-type="float" office:value="1037.62" calcext:value-type="float">
            <text:p>1037.62</text:p>
          </table:table-cell>
          <table:table-cell office:value-type="float" office:value="15237.62" calcext:value-type="float">
            <text:p>15237.62</text:p>
          </table:table-cell>
        </table:table-row>
      </table:table>
      <table:table table:name="README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README: This data corresponds to the oscillate_pwm() test. The test characterizes the response of our Nidec 24H motors. Depending on the time_delay, we see how accurately our motors respond to the set PWM. We decided that 250ms is optimal for our purposes.</text:p>
          </table:table-cell>
          <table:table-cell table:number-columns-repeated="4"/>
        </table:table-row>
      </table:table>
      <table:table table:name="motor2_500ms" table:style-name="ta1">
        <table:shapes>
          <draw:frame draw:z-index="0" draw:name="Motor 2: 500ms" draw:style-name="gr1" draw:text-style-name="P1" svg:width="6.2988in" svg:height="3.5429in" svg:x="3.4783in" svg:y="0.7535in">
            <draw:object draw:notify-on-update-of-ranges="motor2_500ms.A1:motor2_500ms.A1 motor2_500ms.A2:motor2_500ms.A16 motor2_500ms.B1:motor2_500ms.B1 motor2_500ms.B2:motor2_500ms.B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638.379999999999" calcext:value-type="float">
            <text:p>638.379999999999</text:p>
          </table:table-cell>
          <table:table-cell office:value-type="float" office:value="14838.38" calcext:value-type="float">
            <text:p>1483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-102.200000000001" calcext:value-type="float">
            <text:p>-102.200000000001</text:p>
          </table:table-cell>
          <table:table-cell office:value-type="float" office:value="14097.8" calcext:value-type="float">
            <text:p>14097.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109.379999999999" calcext:value-type="float">
            <text:p>109.379999999999</text:p>
          </table:table-cell>
          <table:table-cell office:value-type="float" office:value="14309.38" calcext:value-type="float">
            <text:p>14309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218" calcext:value-type="float">
            <text:p>218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248" calcext:value-type="float">
            <text:p>248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233.129999999999" calcext:value-type="float">
            <text:p>233.129999999999</text:p>
          </table:table-cell>
          <table:table-cell office:value-type="float" office:value="14433.13" calcext:value-type="float">
            <text:p>14433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223.15" calcext:value-type="float">
            <text:p>223.15</text:p>
          </table:table-cell>
          <table:table-cell office:value-type="float" office:value="14423.15" calcext:value-type="float">
            <text:p>14423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209.18" calcext:value-type="float">
            <text:p>209.18</text:p>
          </table:table-cell>
          <table:table-cell office:value-type="float" office:value="14409.18" calcext:value-type="float">
            <text:p>14409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</table:table>
      <table:table table:name="motor2_250ms" table:style-name="ta1">
        <table:shapes>
          <draw:frame draw:z-index="0" draw:style-name="gr1" draw:text-style-name="P1" svg:width="6.2988in" svg:height="3.5429in" svg:x="3.1256in" svg:y="0.1835in">
            <draw:object draw:notify-on-update-of-ranges="motor2_250ms.A1:motor2_250ms.A1 motor2_250ms.A2:motor2_250ms.A19 motor2_250ms.B1:motor2_250ms.B1 motor2_250ms.B2:motor2_250ms.B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90" calcext:value-type="float">
            <text:p>90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-156.17" calcext:value-type="float">
            <text:p>-156.17</text:p>
          </table:table-cell>
          <table:table-cell office:value-type="float" office:value="14043.83" calcext:value-type="float">
            <text:p>14043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537.370000000001" calcext:value-type="float">
            <text:p>537.370000000001</text:p>
          </table:table-cell>
          <table:table-cell office:value-type="float" office:value="14737.37" calcext:value-type="float">
            <text:p>14737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698.99" calcext:value-type="float">
            <text:p>698.99</text:p>
          </table:table-cell>
          <table:table-cell office:value-type="float" office:value="14898.99" calcext:value-type="float">
            <text:p>14898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254.18" calcext:value-type="float">
            <text:p>254.18</text:p>
          </table:table-cell>
          <table:table-cell office:value-type="float" office:value="14454.18" calcext:value-type="float">
            <text:p>14454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396" calcext:value-type="float">
            <text:p>396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542.57" calcext:value-type="float">
            <text:p>542.57</text:p>
          </table:table-cell>
          <table:table-cell office:value-type="float" office:value="14742.57" calcext:value-type="float">
            <text:p>14742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381.67" calcext:value-type="float">
            <text:p>381.67</text:p>
          </table:table-cell>
          <table:table-cell office:value-type="float" office:value="14581.67" calcext:value-type="float">
            <text:p>14581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572.280000000001" calcext:value-type="float">
            <text:p>572.280000000001</text:p>
          </table:table-cell>
          <table:table-cell office:value-type="float" office:value="14772.28" calcext:value-type="float">
            <text:p>14772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405.58" calcext:value-type="float">
            <text:p>405.58</text:p>
          </table:table-cell>
          <table:table-cell office:value-type="float" office:value="14605.58" calcext:value-type="float">
            <text:p>14605.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750" calcext:value-type="float">
            <text:p>750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901.01" calcext:value-type="float">
            <text:p>901.01</text:p>
          </table:table-cell>
          <table:table-cell office:value-type="float" office:value="15101.01" calcext:value-type="float">
            <text:p>1510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429.48" calcext:value-type="float">
            <text:p>429.48</text:p>
          </table:table-cell>
          <table:table-cell office:value-type="float" office:value="14629.48" calcext:value-type="float">
            <text:p>14629.48</text:p>
          </table:table-cell>
        </table:table-row>
      </table:table>
      <table:table table:name="motor2_100ms" table:style-name="ta1">
        <table:shapes>
          <draw:frame draw:z-index="0" draw:style-name="gr1" draw:text-style-name="P1" svg:width="6.2988in" svg:height="3.5429in" svg:x="3.7551in" svg:y="0.6492in">
            <draw:object draw:notify-on-update-of-ranges="motor2_100ms.A1:motor2_100ms.A1 motor2_100ms.A2:motor2_100ms.A50 motor2_100ms.B1:motor2_100ms.B1 motor2_100ms.B2:motor2_100ms.B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-41.5799999999999" calcext:value-type="float">
            <text:p>-41.5799999999999</text:p>
          </table:table-cell>
          <table:table-cell office:value-type="float" office:value="14158.42" calcext:value-type="float">
            <text:p>14158.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426.26" calcext:value-type="float">
            <text:p>426.26</text:p>
          </table:table-cell>
          <table:table-cell office:value-type="float" office:value="14626.26" calcext:value-type="float">
            <text:p>1462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35.2900000000009" calcext:value-type="float">
            <text:p>35.2900000000009</text:p>
          </table:table-cell>
          <table:table-cell office:value-type="float" office:value="14235.29" calcext:value-type="float">
            <text:p>14235.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192.16" calcext:value-type="float">
            <text:p>192.16</text:p>
          </table:table-cell>
          <table:table-cell office:value-type="float" office:value="14392.16" calcext:value-type="float">
            <text:p>14392.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300" calcext:value-type="float">
            <text:p>30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562.379999999999" calcext:value-type="float">
            <text:p>562.379999999999</text:p>
          </table:table-cell>
          <table:table-cell office:value-type="float" office:value="14762.38" calcext:value-type="float">
            <text:p>14762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720" calcext:value-type="float">
            <text:p>720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641.58" calcext:value-type="float">
            <text:p>641.58</text:p>
          </table:table-cell>
          <table:table-cell office:value-type="float" office:value="14841.58" calcext:value-type="float">
            <text:p>14841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91.92" calcext:value-type="float">
            <text:p>991.92</text:p>
          </table:table-cell>
          <table:table-cell office:value-type="float" office:value="15191.92" calcext:value-type="float">
            <text:p>15191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700.99" calcext:value-type="float">
            <text:p>700.99</text:p>
          </table:table-cell>
          <table:table-cell office:value-type="float" office:value="14900.99" calcext:value-type="float">
            <text:p>14900.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850" calcext:value-type="float">
            <text:p>850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574.51" calcext:value-type="float">
            <text:p>574.51</text:p>
          </table:table-cell>
          <table:table-cell office:value-type="float" office:value="14774.51" calcext:value-type="float">
            <text:p>14774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750.5" calcext:value-type="float">
            <text:p>750.5</text:p>
          </table:table-cell>
          <table:table-cell office:value-type="float" office:value="14950.5" calcext:value-type="float">
            <text:p>14950.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0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</table:table>
      <table:table table:name="motor2_50ms" table:style-name="ta1">
        <table:shapes>
          <draw:frame draw:z-index="0" draw:style-name="gr1" draw:text-style-name="P1" svg:width="6.2988in" svg:height="3.5429in" svg:x="3.411in" svg:y="0.7933in">
            <draw:object draw:notify-on-update-of-ranges="motor2_50ms.A1:motor2_50ms.A1 motor2_50ms.A2:motor2_50ms.A48 motor2_50ms.B1:motor2_50ms.B1 motor2_50ms.B2:motor2_50ms.B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660" calcext:value-type="float">
            <text:p>660</text:p>
          </table:table-cell>
          <table:table-cell office:value-type="float" office:value="14860" calcext:value-type="float">
            <text:p>148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1002.02" calcext:value-type="float">
            <text:p>1002.02</text:p>
          </table:table-cell>
          <table:table-cell office:value-type="float" office:value="15202.02" calcext:value-type="float">
            <text:p>15202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760.780000000001" calcext:value-type="float">
            <text:p>760.780000000001</text:p>
          </table:table-cell>
          <table:table-cell office:value-type="float" office:value="14960.78" calcext:value-type="float">
            <text:p>14960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1100" calcext:value-type="float">
            <text:p>110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920" calcext:value-type="float">
            <text:p>920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819.610000000001" calcext:value-type="float">
            <text:p>819.610000000001</text:p>
          </table:table-cell>
          <table:table-cell office:value-type="float" office:value="15019.61" calcext:value-type="float">
            <text:p>150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790.1" calcext:value-type="float">
            <text:p>790.1</text:p>
          </table:table-cell>
          <table:table-cell office:value-type="float" office:value="14990.1" calcext:value-type="float">
            <text:p>1499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858.82" calcext:value-type="float">
            <text:p>858.82</text:p>
          </table:table-cell>
          <table:table-cell office:value-type="float" office:value="15058.82" calcext:value-type="float">
            <text:p>15058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1113.13" calcext:value-type="float">
            <text:p>1113.13</text:p>
          </table:table-cell>
          <table:table-cell office:value-type="float" office:value="15313.13" calcext:value-type="float">
            <text:p>15313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878.43" calcext:value-type="float">
            <text:p>878.43</text:p>
          </table:table-cell>
          <table:table-cell office:value-type="float" office:value="15078.43" calcext:value-type="float">
            <text:p>15078.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80" calcext:value-type="float">
            <text:p>980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990" calcext:value-type="float">
            <text:p>990</text:p>
          </table:table-cell>
          <table:table-cell office:value-type="float" office:value="15190" calcext:value-type="float">
            <text:p>15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898.040000000001" calcext:value-type="float">
            <text:p>898.040000000001</text:p>
          </table:table-cell>
          <table:table-cell office:value-type="float" office:value="15098.04" calcext:value-type="float">
            <text:p>15098.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849.5" calcext:value-type="float">
            <text:p>849.5</text:p>
          </table:table-cell>
          <table:table-cell office:value-type="float" office:value="15049.5" calcext:value-type="float">
            <text:p>1504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917.65" calcext:value-type="float">
            <text:p>917.65</text:p>
          </table:table-cell>
          <table:table-cell office:value-type="float" office:value="15117.65" calcext:value-type="float">
            <text:p>15117.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626.92" calcext:value-type="float">
            <text:p>626.92</text:p>
          </table:table-cell>
          <table:table-cell office:value-type="float" office:value="14826.92" calcext:value-type="float">
            <text:p>14826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1220" calcext:value-type="float">
            <text:p>1220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1183.84" calcext:value-type="float">
            <text:p>1183.84</text:p>
          </table:table-cell>
          <table:table-cell office:value-type="float" office:value="15383.84" calcext:value-type="float">
            <text:p>15383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1240" calcext:value-type="float">
            <text:p>1240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646.15" calcext:value-type="float">
            <text:p>646.15</text:p>
          </table:table-cell>
          <table:table-cell office:value-type="float" office:value="14846.15" calcext:value-type="float">
            <text:p>1484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1204.04" calcext:value-type="float">
            <text:p>1204.04</text:p>
          </table:table-cell>
          <table:table-cell office:value-type="float" office:value="15404.04" calcext:value-type="float">
            <text:p>15404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1260" calcext:value-type="float">
            <text:p>1260</text:p>
          </table:table-cell>
          <table:table-cell office:value-type="float" office:value="15460" calcext:value-type="float">
            <text:p>154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</table:table>
      <table:table table:name="motor2_10ms" table:style-name="ta1">
        <table:shapes>
          <draw:frame draw:z-index="0" draw:style-name="gr1" draw:text-style-name="P1" svg:width="6.2988in" svg:height="3.5429in" svg:x="3.7543in" svg:y="0.463in">
            <draw:object draw:notify-on-update-of-ranges="motor2_10ms.A1:motor2_10ms.A1 motor2_10ms.A2:motor2_10ms.A118 motor2_10ms.B1:motor2_10ms.B1 motor2_10ms.B2:motor2_10ms.B1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150" calcext:value-type="float">
            <text:p>150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1500" calcext:value-type="float">
            <text:p>1500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340" calcext:value-type="float">
            <text:p>340</text:p>
          </table:table-cell>
          <table:table-cell office:value-type="float" office:value="14540" calcext:value-type="float">
            <text:p>14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1800" calcext:value-type="float">
            <text:p>18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354.459999999999" calcext:value-type="float">
            <text:p>354.459999999999</text:p>
          </table:table-cell>
          <table:table-cell office:value-type="float" office:value="14554.46" calcext:value-type="float">
            <text:p>1455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436.360000000001" calcext:value-type="float">
            <text:p>436.360000000001</text:p>
          </table:table-cell>
          <table:table-cell office:value-type="float" office:value="14636.36" calcext:value-type="float">
            <text:p>14636.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527.27" calcext:value-type="float">
            <text:p>527.27</text:p>
          </table:table-cell>
          <table:table-cell office:value-type="float" office:value="14727.27" calcext:value-type="float">
            <text:p>14727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-533.33" calcext:value-type="float">
            <text:p>-533.33</text:p>
          </table:table-cell>
          <table:table-cell office:value-type="float" office:value="13666.67" calcext:value-type="float">
            <text:p>13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-450" calcext:value-type="float">
            <text:p>-45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1103.03" calcext:value-type="float">
            <text:p>1103.03</text:p>
          </table:table-cell>
          <table:table-cell office:value-type="float" office:value="15303.03" calcext:value-type="float">
            <text:p>15303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2300" calcext:value-type="float">
            <text:p>230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78.219999999999" calcext:value-type="float">
            <text:p>978.219999999999</text:p>
          </table:table-cell>
          <table:table-cell office:value-type="float" office:value="15178.22" calcext:value-type="float">
            <text:p>15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1057.43" calcext:value-type="float">
            <text:p>1057.43</text:p>
          </table:table-cell>
          <table:table-cell office:value-type="float" office:value="15257.43" calcext:value-type="float">
            <text:p>15257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1250" calcext:value-type="float">
            <text:p>1250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-200" calcext:value-type="float">
            <text:p>-2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1436.36" calcext:value-type="float">
            <text:p>1436.36</text:p>
          </table:table-cell>
          <table:table-cell office:value-type="float" office:value="15636.36" calcext:value-type="float">
            <text:p>15636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1320" calcext:value-type="float">
            <text:p>1320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1186.14" calcext:value-type="float">
            <text:p>1186.14</text:p>
          </table:table-cell>
          <table:table-cell office:value-type="float" office:value="15386.14" calcext:value-type="float">
            <text:p>15386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1205.94" calcext:value-type="float">
            <text:p>1205.94</text:p>
          </table:table-cell>
          <table:table-cell office:value-type="float" office:value="15405.94" calcext:value-type="float">
            <text:p>15405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1215.84" calcext:value-type="float">
            <text:p>1215.84</text:p>
          </table:table-cell>
          <table:table-cell office:value-type="float" office:value="15415.84" calcext:value-type="float">
            <text:p>15415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1380" calcext:value-type="float">
            <text:p>1380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1547.47" calcext:value-type="float">
            <text:p>1547.47</text:p>
          </table:table-cell>
          <table:table-cell office:value-type="float" office:value="15747.47" calcext:value-type="float">
            <text:p>15747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-14200)" office:value-type="float" office:value="1255.45" calcext:value-type="float">
            <text:p>1255.45</text:p>
          </table:table-cell>
          <table:table-cell office:value-type="float" office:value="15455.45" calcext:value-type="float">
            <text:p>15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1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3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5];-14200)" office:value-type="float" office:value="1420" calcext:value-type="float">
            <text:p>1420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6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7];-14200)" office:value-type="float" office:value="1587.88" calcext:value-type="float">
            <text:p>1587.88</text:p>
          </table:table-cell>
          <table:table-cell office:value-type="float" office:value="15787.88" calcext:value-type="float">
            <text:p>1578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8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9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0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1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2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3];-14200)" office:value-type="float" office:value="1275.25" calcext:value-type="float">
            <text:p>1275.25</text:p>
          </table:table-cell>
          <table:table-cell office:value-type="float" office:value="15475.25" calcext:value-type="float">
            <text:p>1547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5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7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8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9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0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1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3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4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5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6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7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9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1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2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3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4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5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7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8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9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1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3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5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7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8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9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0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1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2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3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5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7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8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9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1];-14200)" office:value-type="float" office:value="1608.08" calcext:value-type="float">
            <text:p>1608.08</text:p>
          </table:table-cell>
          <table:table-cell office:value-type="float" office:value="15808.08" calcext:value-type="float">
            <text:p>15808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2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3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5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6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7];-14200)" office:value-type="float" office:value="1470" calcext:value-type="float">
            <text:p>1470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21:03:50.296205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7:34:08.066723598</meta:creation-date>
    <dc:date>2021-12-16T21:48:22.049574381</dc:date>
    <meta:editing-duration>PT1H35M29S</meta:editing-duration>
    <meta:editing-cycles>12</meta:editing-cycles>
    <meta:generator>LibreOffice/6.4.7.2$Linux_X86_64 LibreOffice_project/40$Build-2</meta:generator>
    <meta:document-statistic meta:table-count="11" meta:cell-count="137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500 ms</text:p>
        </chart:title>
        <chart:legend chart:legend-position="end" svg:x="11.904cm" svg:y="3.946cm" style:legend-expansion="high" chart:style-name="ch3"/>
        <chart:plot-area chart:style-name="ch4" table:cell-range-address="motor1_500ms.A1:motor1_500ms.B26" chart:data-source-has-labels="row" svg:x="0.32cm" svg:y="1.301cm" svg:width="11.264cm" svg:height="7.519cm">
          <chartooo:coordinate-region svg:x="1.27cm" svg:y="1.485cm" svg:width="10.122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500ms.A2:motor1_500ms.A26" chart:label-cell-address="motor1_500ms.A1:motor1_500ms.A1" chart:class="chart:line">
            <chart:data-point chart:repeated="25"/>
          </chart:series>
          <chart:series chart:style-name="ch8" chart:values-cell-range-address="motor1_500ms.B2:motor1_500ms.B26" chart:label-cell-address="motor1_500ms.B1:motor1_500ms.B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500ms.A1:motor1_500ms.A1</svg:desc>
                </draw:g>
              </table:table-cell>
              <table:table-cell office:value-type="string">
                <text:p>Adjusted Velocity</text:p>
                <draw:g>
                  <svg:desc>motor1_500ms.B1:motor1_5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0ms.A2:motor1_500ms.A26</svg:desc>
                </draw:g>
              </table:table-cell>
              <table:table-cell office:value-type="float" office:value="430">
                <text:p>430</text:p>
                <draw:g>
                  <svg:desc>motor1_500ms.B2:motor1_500ms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658.59">
                <text:p>65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58.17">
                <text:p>-158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88.889999999999">
                <text:p>688.88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06.190000000001">
                <text:p>-106.19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94.2099999999991">
                <text:p>-94.20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92.2199999999993">
                <text:p>-92.219999999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84.2299999999996">
                <text:p>-84.229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80.2399999999998">
                <text:p>-80.23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78.2399999999998">
                <text:p>-78.23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76.25">
                <text:p>-7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72.25">
                <text:p>-7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500 ms</text:p>
        </chart:title>
        <chart:legend chart:legend-position="end" svg:x="11.904cm" svg:y="3.946cm" style:legend-expansion="high" chart:style-name="ch3"/>
        <chart:plot-area chart:style-name="ch4" table:cell-range-address="motor2_500ms.A1:motor2_500ms.B16" chart:data-source-has-labels="row" svg:x="0.32cm" svg:y="1.301cm" svg:width="11.264cm" svg:height="7.519cm">
          <chartooo:coordinate-region svg:x="1.27cm" svg:y="1.503cm" svg:width="10.059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500ms.A2:motor2_500ms.A16" chart:label-cell-address="motor2_500ms.A1:motor2_500ms.A1" chart:class="chart:line">
            <chart:data-point chart:repeated="15"/>
          </chart:series>
          <chart:series chart:style-name="ch8" chart:values-cell-range-address="motor2_500ms.B2:motor2_500ms.B16" chart:label-cell-address="motor2_500ms.B1:motor2_500ms.B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500ms.A1:motor2_500ms.A1</svg:desc>
                </draw:g>
              </table:table-cell>
              <table:table-cell office:value-type="string">
                <text:p>Adjusted Velocity</text:p>
                <draw:g>
                  <svg:desc>motor2_500ms.B1:motor2_5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500ms.A2:motor2_500ms.A16</svg:desc>
                </draw:g>
              </table:table-cell>
              <table:table-cell office:value-type="float" office:value="638.379999999999">
                <text:p>638.379999999999</text:p>
                <draw:g>
                  <svg:desc>motor2_500ms.B2:motor2_500m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2.200000000001">
                <text:p>-102.2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9.379999999999">
                <text:p>109.37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3.129999999999">
                <text:p>233.12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3.15">
                <text:p>223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9.18">
                <text:p>209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100 ms</text:p>
        </chart:title>
        <chart:legend chart:legend-position="end" svg:x="13.111cm" svg:y="3.946cm" style:legend-expansion="high" chart:style-name="ch3"/>
        <chart:plot-area chart:style-name="ch4" table:cell-range-address="motor1_100ms.A1:motor1_100ms.B38" svg:x="0.32cm" svg:y="1.301cm" svg:width="12.471cm" svg:height="7.519cm">
          <chartooo:coordinate-region svg:x="1.143cm" svg:y="1.503cm" svg:width="11.648cm" svg:height="6.5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100ms.A1:motor1_100ms.A38" chart:class="chart:line">
            <chart:data-point chart:repeated="38"/>
          </chart:series>
          <chart:series chart:style-name="ch8" chart:values-cell-range-address="motor1_100ms.B1:motor1_100ms.B3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0ms.A1:motor1_100ms.A38</svg:desc>
                </draw:g>
              </table:table-cell>
              <table:table-cell office:value-type="float" office:value="310">
                <text:p>310</text:p>
                <draw:g>
                  <svg:desc>motor1_100ms.B1:motor1_100ms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4.7099999999991">
                <text:p>64.709999999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5.450000000001">
                <text:p>255.4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324.75">
                <text:p>32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74.26">
                <text:p>37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4.059999999999">
                <text:p>394.05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53.459999999999">
                <text:p>453.45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19.610000000001">
                <text:p>319.61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1: 50 ms</text:p>
        </chart:title>
        <chart:legend chart:legend-position="end" svg:x="11.904cm" svg:y="3.946cm" style:legend-expansion="high" chart:style-name="ch3"/>
        <chart:plot-area chart:style-name="ch4" table:cell-range-address="motor1_50ms.A1:motor1_50ms.B77" chart:data-source-has-labels="row" svg:x="0.32cm" svg:y="1.301cm" svg:width="11.264cm" svg:height="7.519cm">
          <chartooo:coordinate-region svg:x="1.333cm" svg:y="1.504cm" svg:width="10.251cm" svg:height="6.5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50ms.A2:motor1_50ms.A77" chart:label-cell-address="motor1_50ms.A1:motor1_50ms.A1" chart:class="chart:line">
            <chart:data-point chart:repeated="76"/>
          </chart:series>
          <chart:series chart:style-name="ch8" chart:values-cell-range-address="motor1_50ms.B2:motor1_50ms.B77" chart:label-cell-address="motor1_50ms.B1:motor1_50ms.B1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50ms.A1:motor1_50ms.A1</svg:desc>
                </draw:g>
              </table:table-cell>
              <table:table-cell office:value-type="string">
                <text:p>Adjusted Velocity</text:p>
                <draw:g>
                  <svg:desc>motor1_50ms.B1:motor1_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ms.A2:motor1_50ms.A77</svg:desc>
                </draw:g>
              </table:table-cell>
              <table:table-cell office:value-type="float" office:value="47.5300000000007">
                <text:p>47.5300000000007</text:p>
                <draw:g>
                  <svg:desc>motor1_50ms.B2:motor1_50ms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0.98">
                <text:p>25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49.02">
                <text:p>349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64.360000000001">
                <text:p>364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07.84">
                <text:p>407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6.67">
                <text:p>466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32.67">
                <text:p>532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3.92">
                <text:p>603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19.23">
                <text:p>319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43.139999999999">
                <text:p>643.13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96.15">
                <text:p>39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971.719999999999">
                <text:p>971.71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1: 10 ms</text:p>
        </chart:title>
        <chart:legend chart:legend-position="end" svg:x="11.904cm" svg:y="3.946cm" style:legend-expansion="high" chart:style-name="ch3"/>
        <chart:plot-area chart:style-name="ch4" table:cell-range-address="motor1_10ms.A1:motor1_10ms.B50" chart:data-source-has-labels="row" svg:x="0.32cm" svg:y="1.301cm" svg:width="11.264cm" svg:height="7.519cm">
          <chartooo:coordinate-region svg:x="1.27cm" svg:y="1.504cm" svg:width="10.109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10ms.A2:motor1_10ms.A50" chart:label-cell-address="motor1_10ms.A1:motor1_10ms.A1" chart:class="chart:line">
            <chart:data-point chart:repeated="49"/>
          </chart:series>
          <chart:series chart:style-name="ch8" chart:values-cell-range-address="motor1_10ms.B2:motor1_10ms.B50" chart:label-cell-address="motor1_10ms.B1:motor1_10ms.B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10ms.A1:motor1_10ms.A1</svg:desc>
                </draw:g>
              </table:table-cell>
              <table:table-cell office:value-type="string">
                <text:p>Adjusted Velocity</text:p>
                <draw:g>
                  <svg:desc>motor1_10ms.B1:motor1_1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ms.A2:motor1_10ms.A50</svg:desc>
                </draw:g>
              </table:table-cell>
              <table:table-cell office:value-type="float" office:value="1040">
                <text:p>1040</text:p>
                <draw:g>
                  <svg:desc>motor1_10ms.B2:motor1_10m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214.14">
                <text:p>121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948.51">
                <text:p>948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958.42">
                <text:p>958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325.25">
                <text:p>1325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1017.82">
                <text:p>1017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1335.35">
                <text:p>1335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1037.62">
                <text:p>1037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2: 10 ms</text:p>
        </chart:title>
        <chart:legend chart:legend-position="end" svg:x="11.904cm" svg:y="3.946cm" style:legend-expansion="high" chart:style-name="ch3"/>
        <chart:plot-area chart:style-name="ch4" table:cell-range-address="motor2_10ms.A1:motor2_10ms.B118" chart:data-source-has-labels="row" svg:x="0.32cm" svg:y="1.301cm" svg:width="11.264cm" svg:height="7.519cm">
          <chartooo:coordinate-region svg:x="1.46cm" svg:y="1.503cm" svg:width="10.124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10ms.A2:motor2_10ms.A118" chart:label-cell-address="motor2_10ms.A1:motor2_10ms.A1" chart:class="chart:line">
            <chart:data-point chart:repeated="117"/>
          </chart:series>
          <chart:series chart:style-name="ch8" chart:values-cell-range-address="motor2_10ms.B2:motor2_10ms.B118" chart:label-cell-address="motor2_10ms.B1:motor2_10ms.B1" chart:class="chart:line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10ms.A1:motor2_10ms.A1</svg:desc>
                </draw:g>
              </table:table-cell>
              <table:table-cell office:value-type="string">
                <text:p>Adjusted Velocity</text:p>
                <draw:g>
                  <svg:desc>motor2_10ms.B1:motor2_1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ms.A2:motor2_10ms.A118</svg:desc>
                </draw:g>
              </table:table-cell>
              <table:table-cell office:value-type="float" office:value="1300">
                <text:p>1300</text:p>
                <draw:g>
                  <svg:desc>motor2_10ms.B2:motor2_10ms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354.459999999999">
                <text:p>354.45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36.360000000001">
                <text:p>436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27.27">
                <text:p>527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33.33">
                <text:p>-533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1103.03">
                <text:p>1103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78.219999999999">
                <text:p>978.21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1057.43">
                <text:p>105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436.36">
                <text:p>1436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6.14">
                <text:p>1186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205.94">
                <text:p>120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1215.84">
                <text:p>1215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547.47">
                <text:p>1547.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1255.45">
                <text:p>1255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587.88">
                <text:p>1587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75.25">
                <text:p>127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1608.08">
                <text:p>160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250 ms</text:p>
        </chart:title>
        <chart:legend chart:legend-position="end" svg:x="11.904cm" svg:y="3.946cm" style:legend-expansion="high" chart:style-name="ch3"/>
        <chart:plot-area chart:style-name="ch4" table:cell-range-address="motor1_250ms.A1:motor1_250ms.B18" chart:data-source-has-labels="row" svg:x="0.32cm" svg:y="1.301cm" svg:width="11.264cm" svg:height="7.519cm">
          <chartooo:coordinate-region svg:x="1.143cm" svg:y="1.503cm" svg:width="10.24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250ms.A2:motor1_250ms.A18" chart:label-cell-address="motor1_250ms.A1:motor1_250ms.A1" chart:class="chart:line">
            <chart:data-point chart:repeated="17"/>
          </chart:series>
          <chart:series chart:style-name="ch8" chart:values-cell-range-address="motor1_250ms.B2:motor1_250ms.B18" chart:label-cell-address="motor1_250ms.B1:motor1_250ms.B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250ms.A1:motor1_250ms.A1</svg:desc>
                </draw:g>
              </table:table-cell>
              <table:table-cell office:value-type="string">
                <text:p>Adjusted Velocity</text:p>
                <draw:g>
                  <svg:desc>motor1_250ms.B1:motor1_2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250ms.A2:motor1_250ms.A18</svg:desc>
                </draw:g>
              </table:table-cell>
              <table:table-cell office:value-type="float" office:value="250">
                <text:p>250</text:p>
                <draw:g>
                  <svg:desc>motor1_250ms.B2:motor1_250m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5.0599999999995">
                <text:p>65.05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96.040000000001">
                <text:p>196.04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1.0799999999999">
                <text:p>31.07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45.540000000001">
                <text:p>245.54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6.9300000000003">
                <text:p>66.93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0.8400000000001">
                <text:p>90.84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2.790000000001">
                <text:p>102.79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7.780000000001">
                <text:p>577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4.74">
                <text:p>114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2: 50 ms</text:p>
        </chart:title>
        <chart:legend chart:legend-position="end" svg:x="11.904cm" svg:y="3.946cm" style:legend-expansion="high" chart:style-name="ch3"/>
        <chart:plot-area chart:style-name="ch4" table:cell-range-address="motor2_50ms.A1:motor2_50ms.B48" chart:data-source-has-labels="row" svg:x="0.32cm" svg:y="1.301cm" svg:width="11.264cm" svg:height="7.519cm">
          <chartooo:coordinate-region svg:x="1.333cm" svg:y="1.503cm" svg:width="10.251cm" svg:height="6.5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50ms.A2:motor2_50ms.A48" chart:label-cell-address="motor2_50ms.A1:motor2_50ms.A1" chart:class="chart:line">
            <chart:data-point chart:repeated="47"/>
          </chart:series>
          <chart:series chart:style-name="ch8" chart:values-cell-range-address="motor2_50ms.B2:motor2_50ms.B48" chart:label-cell-address="motor2_50ms.B1:motor2_50ms.B1" chart:class="chart:line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50ms.A1:motor2_50ms.A1</svg:desc>
                </draw:g>
              </table:table-cell>
              <table:table-cell office:value-type="string">
                <text:p>Adjusted Velocity</text:p>
                <draw:g>
                  <svg:desc>motor2_50ms.B1:motor2_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50ms.A2:motor2_50ms.A48</svg:desc>
                </draw:g>
              </table:table-cell>
              <table:table-cell office:value-type="float" office:value="368.629999999999">
                <text:p>368.629999999999</text:p>
                <draw:g>
                  <svg:desc>motor2_50ms.B2:motor2_50ms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002.02">
                <text:p>1002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60.780000000001">
                <text:p>760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19.610000000001">
                <text:p>819.61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58.82">
                <text:p>858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113.13">
                <text:p>11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78.43">
                <text:p>878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98.040000000001">
                <text:p>898.04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17.65">
                <text:p>917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26.92">
                <text:p>626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3.84">
                <text:p>1183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46.15">
                <text:p>646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204.04">
                <text:p>120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100 ms</text:p>
        </chart:title>
        <chart:legend chart:legend-position="end" svg:x="11.904cm" svg:y="3.946cm" style:legend-expansion="high" chart:style-name="ch3"/>
        <chart:plot-area chart:style-name="ch4" table:cell-range-address="motor2_100ms.A1:motor2_100ms.B50" chart:data-source-has-labels="row" svg:x="0.32cm" svg:y="1.301cm" svg:width="11.264cm" svg:height="7.519cm">
          <chartooo:coordinate-region svg:x="1.27cm" svg:y="1.504cm" svg:width="10.109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100ms.A2:motor2_100ms.A50" chart:label-cell-address="motor2_100ms.A1:motor2_100ms.A1" chart:class="chart:line">
            <chart:data-point chart:repeated="49"/>
          </chart:series>
          <chart:series chart:style-name="ch8" chart:values-cell-range-address="motor2_100ms.B2:motor2_100ms.B50" chart:label-cell-address="motor2_100ms.B1:motor2_100ms.B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100ms.A1:motor2_100ms.A1</svg:desc>
                </draw:g>
              </table:table-cell>
              <table:table-cell office:value-type="string">
                <text:p>Adjusted Velocity</text:p>
                <draw:g>
                  <svg:desc>motor2_100ms.B1:motor2_1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0ms.A2:motor2_100ms.A50</svg:desc>
                </draw:g>
              </table:table-cell>
              <table:table-cell office:value-type="float" office:value="-41.5799999999999">
                <text:p>-41.5799999999999</text:p>
                <draw:g>
                  <svg:desc>motor2_100ms.B2:motor2_100m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26.26">
                <text:p>426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.2900000000009">
                <text:p>35.29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68.629999999999">
                <text:p>368.62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562.379999999999">
                <text:p>562.37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641.58">
                <text:p>641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91.92">
                <text:p>991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00.99">
                <text:p>70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74.51">
                <text:p>574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250 ms</text:p>
        </chart:title>
        <chart:legend chart:legend-position="end" svg:x="11.904cm" svg:y="3.946cm" style:legend-expansion="high" chart:style-name="ch3"/>
        <chart:plot-area chart:style-name="ch4" table:cell-range-address="motor2_250ms.A1:motor2_250ms.B19" chart:data-source-has-labels="row" svg:x="0.32cm" svg:y="1.301cm" svg:width="11.264cm" svg:height="7.519cm">
          <chartooo:coordinate-region svg:x="1.27cm" svg:y="1.44cm" svg:width="10.059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250ms.A2:motor2_250ms.A19" chart:label-cell-address="motor2_250ms.A1:motor2_250ms.A1" chart:class="chart:line">
            <chart:data-point chart:repeated="18"/>
          </chart:series>
          <chart:series chart:style-name="ch8" chart:values-cell-range-address="motor2_250ms.B2:motor2_250ms.B19" chart:label-cell-address="motor2_250ms.B1:motor2_250ms.B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250ms.A1:motor2_250ms.A1</svg:desc>
                </draw:g>
              </table:table-cell>
              <table:table-cell office:value-type="string">
                <text:p>Adjusted Velocity</text:p>
                <draw:g>
                  <svg:desc>motor2_250ms.B1:motor2_2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250ms.A2:motor2_250ms.A19</svg:desc>
                </draw:g>
              </table:table-cell>
              <table:table-cell office:value-type="float" office:value="90">
                <text:p>90</text:p>
                <draw:g>
                  <svg:desc>motor2_250ms.B2:motor2_250ms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56.17">
                <text:p>-156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537.370000000001">
                <text:p>537.37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98.99">
                <text:p>698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4.18">
                <text:p>25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42.57">
                <text:p>542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1.67">
                <text:p>381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2.280000000001">
                <text:p>572.2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901.01">
                <text:p>90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29.48">
                <text:p>429.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